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1108*"/>
    </style:style>
    <style:style style:name="Table1.1" style:family="table-row">
      <style:table-row-properties style:row-height="0.72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officeooo:rsid="0003a664" officeooo:paragraph-rsid="0003a664" style:font-size-asian="8pt" style:font-size-complex="8pt"/>
    </style:style>
    <style:style style:name="P2" style:family="paragraph" style:parent-style-name="Table_20_Contents">
      <style:text-properties fo:font-size="12pt" officeooo:rsid="0003a664" officeooo:paragraph-rsid="0003a664" style:font-size-asian="10.5pt" style:font-size-complex="12pt"/>
    </style:style>
    <style:style style:name="P3" style:family="paragraph" style:parent-style-name="Table_20_Contents">
      <style:text-properties fo:font-size="10.5pt" officeooo:rsid="00070953" officeooo:paragraph-rsid="00070953" style:font-size-asian="9.14999961853027pt" style:font-size-complex="10.5pt"/>
    </style:style>
    <style:style style:name="P4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8pt" officeooo:rsid="0003a664" officeooo:paragraph-rsid="0003a664" style:font-size-asian="8pt" style:font-size-complex="8pt"/>
    </style:style>
    <style:style style:name="P5" style:family="paragraph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>
      <loext:graphic-properties draw:fill="none" draw:fill-color="#ffffff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7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>
      <loext:graphic-properties draw:fill="none" draw:fill-color="#ffffff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3465a4" draw:marker-start="Arrow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89in" fo:min-width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7291in" fo:min-width="0.7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6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9"/>
        <table:table-row table:style-name="Table1.1">
          <table:table-cell table:style-name="Table1.A1" office:value-type="string">
            <text:p text:style-name="P1"><draw:frame text:anchor-type="paragraph" draw:z-index="0" draw:name="Shape1" draw:style-name="gr1" draw:text-style-name="P6" svg:width="0.698in" svg:height="0.2815in" svg:x="-0.0236in" svg:y="-0.3256in"><draw:text-box><text:p text:style-name="P5"><text:span text:style-name="T1">Column 1</text:span></text:p></draw:text-box></draw:frame><draw:frame text:anchor-type="paragraph" draw:z-index="1" draw:name="Shape1" draw:style-name="gr1" draw:text-style-name="P8" svg:width="0.698in" svg:height="0.2815in" svg:x="0.7681in" svg:y="-0.3362in"><draw:text-box><text:p text:style-name="P7"><text:span text:style-name="T2">Column 2</text:span></text:p></draw:text-box></draw:frame><draw:frame text:anchor-type="paragraph" draw:z-index="2" draw:name="Shape1" draw:style-name="gr1" draw:text-style-name="P8" svg:width="0.698in" svg:height="0.2815in" svg:x="1.539in" svg:y="-0.3256in"><draw:text-box><text:p text:style-name="P7"><text:span text:style-name="T2">Column 3</text:span></text:p></draw:text-box></draw:frame><draw:frame text:anchor-type="paragraph" draw:z-index="3" draw:name="Shape1" draw:style-name="gr1" draw:text-style-name="P8" svg:width="0.698in" svg:height="0.2815in" svg:x="2.3307in" svg:y="-0.3362in"><draw:text-box><text:p text:style-name="P7"><text:span text:style-name="T2">Column 4</text:span></text:p></draw:text-box></draw:frame><draw:frame text:anchor-type="paragraph" draw:z-index="4" draw:name="Shape1" draw:style-name="gr1" draw:text-style-name="P8" svg:width="0.698in" svg:height="0.2815in" svg:x="3.0807in" svg:y="-0.3362in"><draw:text-box><text:p text:style-name="P7"><text:span text:style-name="T2">Column 5</text:span></text:p></draw:text-box></draw:frame><draw:frame text:anchor-type="paragraph" draw:z-index="5" draw:name="Shape1" draw:style-name="gr1" draw:text-style-name="P8" svg:width="0.698in" svg:height="0.2815in" svg:x="3.872in" svg:y="-0.3465in"><draw:text-box><text:p text:style-name="P7"><text:span text:style-name="T2">Column 6</text:span></text:p></draw:text-box></draw:frame><draw:frame text:anchor-type="paragraph" draw:z-index="6" draw:name="Shape1" draw:style-name="gr1" draw:text-style-name="P8" svg:width="0.698in" svg:height="0.2815in" svg:x="4.6429in" svg:y="-0.3362in"><draw:text-box><text:p text:style-name="P7"><text:span text:style-name="T2">Column 7</text:span></text:p></draw:text-box></draw:frame><draw:frame text:anchor-type="paragraph" draw:z-index="7" draw:name="Shape1" draw:style-name="gr1" draw:text-style-name="P8" svg:width="0.698in" svg:height="0.2815in" svg:x="5.4346in" svg:y="-0.3465in"><draw:text-box><text:p text:style-name="P7"><text:span text:style-name="T2">Column 8</text:span></text:p></draw:text-box></draw:frame><draw:frame text:anchor-type="paragraph" draw:z-index="9" draw:name="Shape2" draw:style-name="gr2" draw:text-style-name="P8" svg:width="0.6252in" svg:height="0.3024in" svg:x="-0.6591in" svg:y="0.2791in"><draw:text-box><text:p><text:span text:style-name="T2">Row 1</text:span></text:p></draw:text-box></draw:frame><draw:line text:anchor-type="paragraph" draw:z-index="18" draw:name="Shape3" draw:style-name="gr3" draw:text-style-name="P9" svg:x1="7.1122in" svg:y1="0.6929in" svg:x2="6.8614in" svg:y2="0.2961in"><text:p/></draw:line><draw:frame text:anchor-type="paragraph" draw:z-index="19" draw:name="Shape4" draw:style-name="gr2" draw:text-style-name="P11" svg:width="0.6043in" svg:height="0.3024in" svg:x="6.9661in" svg:y="0.7472in"><draw:text-box><text:p text:style-name="P10"><text:span text:style-name="T3">CELL</text:span></text:p></draw:text-box></draw:frame><draw:custom-shape text:anchor-type="paragraph" draw:z-index="20" draw:name="Shape5" draw:style-name="gr4" draw:text-style-name="P9" svg:width="0.1689in" svg:height="0.1252in" svg:x="0.2055in" svg:y="0.0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1" draw:name="Shape6" draw:style-name="gr5" draw:text-style-name="P12" svg:width="0.1252in" svg:height="0.115in" svg:x="0.2492in" svg:y="0.0181in"><draw:text-box><text:p><text:span text:style-name="T4">2</text:span></text:p></draw:text-box></draw:frame><draw:frame text:anchor-type="paragraph" draw:z-index="23" draw:name="Shape4" draw:style-name="gr7" draw:text-style-name="P11" svg:width="0.5106in" svg:height="0.2252in" svg:x="1.1638in" svg:y="-0.7319in"><draw:text-box><text:p text:style-name="P10"><text:span text:style-name="T3">NUM</text:span></text:p></draw:text-box></draw:frame>1 <text:s text:c="14"/>3</text:p>
            <text:p text:style-name="P1">4 <text:s text:c="6"/>5 <text:s text:c="8"/>6</text:p>
            <text:p text:style-name="P4"><draw:frame text:anchor-type="paragraph" draw:z-index="10" draw:name="Shape2" draw:style-name="gr2" draw:text-style-name="P8" svg:width="0.6252in" svg:height="0.3024in" svg:x="-0.6693in" svg:y="0.8409in"><draw:text-box><text:p><text:span text:style-name="T2">Row 2</text:span></text:p></draw:text-box></draw:frame><draw:frame text:anchor-type="paragraph" draw:z-index="11" draw:name="Shape2" draw:style-name="gr2" draw:text-style-name="P8" svg:width="0.6252in" svg:height="0.3024in" svg:x="-0.6693in" svg:y="1.5807in"><draw:text-box><text:p><text:span text:style-name="T2">Row 3</text:span></text:p></draw:text-box></draw:frame><draw:frame text:anchor-type="paragraph" draw:z-index="12" draw:name="Shape2" draw:style-name="gr2" draw:text-style-name="P8" svg:width="0.6252in" svg:height="0.3024in" svg:x="-0.6799in" svg:y="2.3516in"><draw:text-box><text:p><text:span text:style-name="T2">Row 4</text:span></text:p></draw:text-box></draw:frame>7 <text:s text:c="6"/>8 <text:s text:c="8"/>9</text:p>
            <text:p text:style-name="P2"><draw:frame text:anchor-type="paragraph" draw:z-index="8" draw:name="Shape1" draw:style-name="gr1" draw:text-style-name="P8" svg:width="0.698in" svg:height="0.2815in" svg:x="6.1846in" svg:y="-0.7598in"><draw:text-box><text:p><text:span text:style-name="T2">Column 9</text:span></text:p></draw:text-box></draw:frame><draw:line text:anchor-type="paragraph" draw:z-index="22" draw:name="Shape7" draw:style-name="gr6" draw:text-style-name="P13" svg:x1="0.3201in" svg:y1="-0.3949in" svg:x2="1.1638in" svg:y2="-1.0201in"><text:p/></draw:line><draw:custom-shape text:anchor-type="paragraph" draw:z-index="24" draw:name="Shape8" draw:style-name="gr8" draw:text-style-name="P14" svg:width="0.7287in" svg:height="0.7295in" svg:x="6.1335in" svg:y="-0.4264in"><text:p text:style-name="P13"/><draw:enhanced-geometry svg:viewBox="0 0 21600 21600" draw:type="rectangle" draw:enhanced-path="M 0 0 L 21600 0 21600 21600 0 21600 0 0 Z N"/></draw:custom-shape><draw:frame text:anchor-type="paragraph" draw:z-index="25" draw:name="Shape9" draw:style-name="gr9" draw:text-style-name="P15" svg:width="0.7287in" svg:height="0.7067in" svg:x="6.1335in" svg:y="-0.4264in"><draw:text-box><text:p><text:span text:style-name="T5">1 <text:s text:c="7"/>2 <text:s text:c="8"/>3</text:span></text:p><text:p><text:span text:style-name="T5">4 <text:s text:c="7"/>5 <text:s text:c="8"/>6</text:span></text:p><text:p><text:span text:style-name="T5">7 <text:s text:c="7"/>8 <text:s text:c="8"/>9</text:span></text:p><text:p><text:span text:style-name="T5">-------------------</text:span></text:p><text:p><text:span text:style-name="T6"><text:s text:c="3"/></text:span><text:span text:style-name="T6">value</text:span></text:p></draw:text-box></draw:frame><text:s text:c="2"/>value</text:p>
          </table:table-cell>
          <table:table-cell table:style-name="Table1.A1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1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1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1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1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1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1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I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</table:table-row>
        <table:table-row table:style-name="Table1.1"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<draw:frame text:anchor-type="paragraph" draw:z-index="13" draw:name="Shape2" draw:style-name="gr2" draw:text-style-name="P8" svg:width="0.6252in" svg:height="0.3024in" svg:x="-0.6693in" svg:y="1.5807in"><draw:text-box><text:p><text:span text:style-name="T2">Row 5</text:span></text:p></draw:text-box></draw:frame><draw:frame text:anchor-type="paragraph" draw:z-index="14" draw:name="Shape2" draw:style-name="gr2" draw:text-style-name="P8" svg:width="0.6252in" svg:height="0.3024in" svg:x="-0.6799in" svg:y="2.3516in"><draw:text-box><text:p><text:span text:style-name="T2">Row 6</text:span></text:p></draw:text-box></draw:frame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I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</table:table-row>
        <table:table-row table:style-name="Table1.1"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I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</table:table-row>
        <table:table-row table:style-name="Table1.1"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<draw:frame text:anchor-type="paragraph" draw:z-index="15" draw:name="Shape2" draw:style-name="gr2" draw:text-style-name="P8" svg:width="0.6252in" svg:height="0.3024in" svg:x="-0.6693in" svg:y="1.5807in"><draw:text-box><text:p><text:span text:style-name="T2">Row 7</text:span></text:p></draw:text-box></draw:frame><draw:frame text:anchor-type="paragraph" draw:z-index="16" draw:name="Shape2" draw:style-name="gr2" draw:text-style-name="P8" svg:width="0.6252in" svg:height="0.3024in" svg:x="-0.6799in" svg:y="2.3516in"><draw:text-box><text:p><text:span text:style-name="T2">Row 8</text:span></text:p></draw:text-box></draw:frame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I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</table:table-row>
        <table:table-row table:style-name="Table1.1"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I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</table:table-row>
        <table:table-row table:style-name="Table1.1"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I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</table:table-row>
        <table:table-row table:style-name="Table1.1"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draw:frame text:anchor-type="paragraph" draw:z-index="17" draw:name="Shape2" draw:style-name="gr2" draw:text-style-name="P8" svg:width="0.6252in" svg:height="0.3024in" svg:x="-0.6799in" svg:y="0.7161in"><draw:text-box><text:p><text:span text:style-name="T2">Row 9</text:span></text:p></draw:text-box></draw:frame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I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</table:table-row>
        <table:table-row table:style-name="Table1.1"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A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  <table:table-cell table:style-name="Table1.I2" office:value-type="string">
            <text:p text:style-name="P1">1 <text:s text:c="6"/>2 <text:s text:c="8"/>3</text:p>
            <text:p text:style-name="P1">4 <text:s text:c="6"/>5 <text:s text:c="8"/>6</text:p>
            <text:p text:style-name="P4">7 <text:s text:c="6"/>8 <text:s text:c="8"/>9</text:p>
            <text:p text:style-name="P2"><text:s text:c="2"/>val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2:33:30.731239421</meta:creation-date>
    <dc:date>2020-04-25T03:03:48.289960520</dc:date>
    <meta:editing-duration>PT7M32S</meta:editing-duration>
    <meta:editing-cycles>2</meta:editing-cycles>
    <meta:generator>LibreOffice/6.2.8.2$Linux_X86_64 LibreOffice_project/20$Build-2</meta:generator>
    <meta:document-statistic meta:table-count="1" meta:image-count="0" meta:object-count="0" meta:page-count="1" meta:paragraph-count="320" meta:word-count="799" meta:character-count="5118" meta:non-whitespace-character-count="1119"/>
  </office:meta>
</office:document-meta>
</file>